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row table:style-name="ro1">
          <table:table-cell table:style-name="Default" office:value-type="string" calcext:value-type="string">
            <text:p>#Aufgabe 2_2</text:p>
          </table:table-cell>
          <table:table-cell table:style-name="Default" office:value-type="string" calcext:value-type="string">
            <text:p>Grose Winkel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# Periodenanzahl</text:p>
          </table:table-cell>
          <table:table-cell table:style-name="Default" office:value-type="string" calcext:value-type="string">
            <text:p>Zeit in s</text:p>
          </table:table-cell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6" calcext:value-type="float">
            <text:p>3,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063" calcext:value-type="float">
            <text:p>3,06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072" calcext:value-type="float">
            <text:p>3,07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082" calcext:value-type="float">
            <text:p>3,08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095" calcext:value-type="float">
            <text:p>3,0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112" calcext:value-type="float">
            <text:p>3,11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128" calcext:value-type="float">
            <text:p>3,12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151" calcext:value-type="float">
            <text:p>3,15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177" calcext:value-type="float">
            <text:p>3,17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2" calcext:value-type="float">
            <text:p>3,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24" calcext:value-type="float">
            <text:p>3,2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271" calcext:value-type="float">
            <text:p>3,27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.00.0000</text:date>, <text:time style:data-style-name="N2" text:time-value="22:57:19.38656326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7:53:42.241102434</meta:creation-date>
    <dc:date>2016-12-20T23:07:59.784027004</dc:date>
    <meta:editing-duration>PT26M54S</meta:editing-duration>
    <meta:editing-cycles>7</meta:editing-cycles>
    <meta:generator>LibreOffice/5.1.4.2$Linux_x86 LibreOffice_project/10m0$Build-2</meta:generator>
    <meta:document-statistic meta:table-count="1" meta:cell-count="28" meta:object-count="0"/>
  </office:meta>
</office:document-meta>
</file>